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officeooo:rsid="0052f461" officeooo:paragraph-rsid="0052f461"/>
    </style:style>
    <style:style style:name="P19" style:family="paragraph" style:parent-style-name="Standard">
      <style:text-properties fo:font-size="80pt" officeooo:rsid="0061d156" officeooo:paragraph-rsid="0061d156" style:font-size-asian="80pt" style:font-size-complex="80pt"/>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5416bb"/>
    </style:style>
    <style:style style:name="T13" style:family="text">
      <style:text-properties officeooo:rsid="0054cfe3"/>
    </style:style>
    <style:style style:name="T14" style:family="text">
      <style:text-properties officeooo:rsid="005fa8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h Kartta</text:p>
      <text:p text:style-name="P17"/>
      <text:p text:style-name="P17"/>
      <text:p text:style-name="P17"/>
      <text:p text:style-name="P17">1 Johdanto</text:p>
      <text:p text:style-name="P17"/>
      <text:p text:style-name="P18"><text:span text:style-name="T14">Tutkielman tarkoituksena on tehdä ohjelma, joka tukee kehitysavustuksia koskevaa poliittista päätöksentekoa. </text:span>Tutki<text:span text:style-name="T13">musongelmana</text:span> on monen toisistaan riippuvan matemaattisen mallin yhdistäminen ja <text:span text:style-name="T12">tulosten visualisoiminen tietokonesimulaatiolla. Tutkielman ohjelman mallit kuvaavat Somalian yhteiskunnallisia oloja sekä luonnonilmiöitä. Mallit ovat matemaattisia prosesseja, jotka laskevat muiden mallien tarvitsevia tietoja. Mallit tallentavat tietonsa tietokantaan, josta muut mallit voivat kysellä tarvitsemiaan tietoja. Mallien laskennan tulokset visualisoidaan tietokonesimulaatiolla. </text:span></text:p>
      <text:p text:style-name="P1"/>
      <text:p text:style-name="P1"><text:span text:style-name="T11">2 </text:span>Vaatimusmäärittely</text:p>
      <text:p text:style-name="P1"/>
      <text:p text:style-name="P1">1. Ohjelman yleiskuvau<text:span text:style-name="T1">s</text:span></text:p>
      <text:p text:style-name="P2"><text:s/></text:p>
      <text:p text:style-name="P2"><text:span text:style-name="T1">1.</text:span>1 Ohjelman tarkoitus ja toiminta</text:p>
      <text:p text:style-name="P2"/>
      <text:p text:style-name="P3">Ohjelma on tarkoitettu tukemaan kehitys<text:span text:style-name="T2">apua koskevaa poliittista päätöksentekoa. Ohjelman pohjana on kartta, jolle käyttäjä pystyy lisäämään kaupunki-, vesi-, pelto-, ja tieolioit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1.<text:span text:style-name="T10">2</text:span> <text:span text:style-name="T3">Ohjelman ympäristö</text:span></text:p>
      <text:p text:style-name="P4"/>
      <text:p text:style-name="P5"><text:span text:style-name="T3">O</text:span>hjelman karttakäyttöliittymä on koodattu javascriptillä. <text:span text:style-name="T4">Matemaattiset mallit on kieltä x. Tietokantakieli on x ja serverikieli on x. </text:span></text:p>
      <text:p text:style-name="P2"/>
      <text:p text:style-name="P1">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attribuutti. </text:span></text:p>
      <text:p text:style-name="P1"/>
      <text:p text:style-name="P1">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6">3.</text:span>1.1 Kaupunkien lisääminen</text:p>
      <text:p text:style-name="P8"><text:soft-page-break/></text:p>
      <text:p text:style-name="P15">Kaupungilla on koko, asukasmäärä....</text:p>
      <text:p text:style-name="P8"/>
      <text:p text:style-name="P8">3.1.2 Vesistöjen lisääminen</text:p>
      <text:p text:style-name="P8"/>
      <text:p text:style-name="P15">Vesistöllä on pinta-ala, syvyys, ...</text:p>
      <text:p text:style-name="P8"/>
      <text:p text:style-name="P8">3.1.3 Teiden lisääminen</text:p>
      <text:p text:style-name="P8"/>
      <text:p text:style-name="P16">Teillä on alkukoordinaatti, loppukoordinaatti, kestävyys? ...</text:p>
      <text:p text:style-name="P8"/>
      <text:p text:style-name="P8">3.1.4 <text:span text:style-name="T7">Peltojen lisääminen</text:span></text:p>
      <text:p text:style-name="P8"/>
      <text:p text:style-name="P16"><text:span text:style-name="T7">P</text:span>ellolla on pinta-ala, kasvi? </text:p>
      <text:p text:style-name="P8"/>
      <text:p text:style-name="P8"/>
      <text:p text:style-name="P9">3.2 Simuloinnin käynnistäminen</text:p>
      <text:p text:style-name="P9"/>
      <text:p text:style-name="P12">Nappia painamalla käyttäjä pystyy käynnistämään simulaation. </text:p>
      <text:p text:style-name="P9"/>
      <text:p text:style-name="P9">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4. Muut vaatimukset</text:p>
      <text:p text:style-name="P1"/>
      <text:p text:style-name="P10">4.1 <text:span text:style-name="T9">Laskenta</text:span></text:p>
      <text:p text:style-name="P11"/>
      <text:p text:style-name="P11">Ohjelman tulee selviytyä matemaattista mallien laskennasta (tämä järkevämmi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0-19T02:40:31.506679000</dc:date>
    <meta:editing-duration>PT2H31M13S</meta:editing-duration>
    <meta:editing-cycles>75</meta:editing-cycles>
    <meta:generator>LibreOffice/4.1.2.3$MacOSX_x86 LibreOffice_project/40b2d7fde7e8d2d7bc5a449dc65df4d08a7dd38</meta:generator>
    <meta:document-statistic meta:table-count="0" meta:image-count="0" meta:object-count="0" meta:page-count="2" meta:paragraph-count="30" meta:word-count="293" meta:character-count="2663" meta:non-whitespace-character-count="2662"/>
  </office:meta>
</office:document-meta>
</file>